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043in"/>
    </style:style>
    <style:style style:name="co3" style:family="table-column">
      <style:table-column-properties fo:break-before="auto" style:column-width="1.0575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1.281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bbe33d"/>
      <style:text-properties fo:font-weight="bold" style:font-weight-asian="bold" style:font-weight-complex="bold"/>
    </style:style>
    <style:style style:name="ce3" style:family="table-cell" style:parent-style-name="Default" style:data-style-name="N84"/>
    <style:style style:name="ce17" style:family="table-cell" style:parent-style-name="Default" style:data-style-name="N84">
      <style:table-cell-properties fo:background-color="transparent"/>
    </style:style>
    <style:style style:name="ce18" style:family="table-cell" style:parent-style-name="Default" style:data-style-name="N84">
      <style:table-cell-properties fo:background-color="transparent"/>
      <style:text-properties fo:color="#c9211e" fo:font-weight="bold" style:font-weight-asian="bold" style:font-weight-complex="bold"/>
    </style:style>
    <style:style style:name="ce19" style:family="table-cell" style:parent-style-name="Default" style:data-style-name="N84">
      <style:table-cell-properties fo:background-color="transparent"/>
      <style:text-properties fo:color="#729fcf" fo:font-weight="bold" style:font-weight-asian="bold" style:font-weight-complex="bold"/>
    </style:style>
    <style:style style:name="ce10" style:family="table-cell" style:parent-style-name="Default" style:data-style-name="N84">
      <style:text-properties fo:color="#c9211e" fo:font-weight="bold" style:font-weight-asian="bold" style:font-weight-complex="bold"/>
    </style:style>
    <style:style style:name="ce20" style:family="table-cell" style:parent-style-name="Default" style:data-style-name="N84">
      <style:text-properties fo:color="#729fcf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2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6" style:family="table-cell" style:parent-style-name="Pivot_20_Table_20_Category" style:data-style-name="N84">
      <style:table-cell-properties fo:border-bottom="none" fo:border-left="2.01pt solid #000000" fo:border-right="0.99pt solid #000000" fo:border-top="0.99pt solid #000000"/>
    </style:style>
    <style:style style:name="ce27" style:family="table-cell" style:parent-style-name="Pivot_20_Table_20_Category" style:data-style-name="N84">
      <style:table-cell-properties fo:border-bottom="none" fo:border-left="2.01pt solid #000000" fo:border-right="0.99pt solid #000000" fo:border-top="none"/>
    </style:style>
    <style:style style:name="ce28" style:family="table-cell" style:parent-style-name="Pivot_20_Table_20_Title" style:data-style-name="N84">
      <style:table-cell-properties fo:border-bottom="2.01pt solid #000000" fo:border-left="2.01pt solid #000000" fo:border-right="0.99pt solid #000000" fo:border-top="0.99pt solid #000000"/>
    </style:style>
    <style:style style:name="ce29" style:family="table-cell" style:parent-style-name="Default">
      <style:table-cell-properties fo:border="0.99pt solid #000000"/>
    </style:style>
    <style:style style:name="ce3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1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3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3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fo:font-size="9pt"/>
    </style:style>
    <style:style style:name="T3" style:family="text">
      <style:text-properties style:font-name="Liberation Sans" style:text-overline-style="none" style:text-ov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style:font-name-complex="Lohit Devanagari" style:font-size-asian="9pt" style:font-size-complex="9pt" style:font-style-asian="normal" style:font-style-complex="normal" style:text-emphasize="none" style:font-relief="none" fo:font-size="9pt" fo:font-weight="bold" style:font-weight-asian="bold" style:font-weight-complex="bold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21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Timeline report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Natalia Petelina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Project: Din Microgreen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Time, hours</text:p>
          </table:table-cell>
          <table:table-cell table:number-columns-repeated="3"/>
        </table:table-row>
        <table:table-row table:style-name="ro2">
          <table:table-cell office:value-type="date" office:date-value="2020-12-21" calcext:value-type="date">
            <text:p>2020-12-21</text:p>
          </table:table-cell>
          <table:table-cell office:value-type="string" calcext:value-type="string">
            <text:p>Figma: Site struktur och wireframes för <text:s/>varje sida: homepage, desktop onl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22" calcext:value-type="date">
            <text:p>2020-12-22</text:p>
          </table:table-cell>
          <table:table-cell office:value-type="string" calcext:value-type="string">
            <text:p><text:span text:style-name="T1">Figma: </text:span>Wireframes homepage fortsättning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23" calcext:value-type="date">
            <text:p>2020-12-23</text:p>
          </table:table-cell>
          <table:table-cell office:value-type="string" calcext:value-type="string">
            <text:p><text:span text:style-name="T1">Figma: </text:span>Wireframes homepage fortsätt., product_view pop-up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24" calcext:value-type="date">
            <text:p>2020-12-24</text:p>
          </table:table-cell>
          <table:table-cell office:value-type="string" calcext:value-type="string">
            <text:p><text:span text:style-name="T1">Figma: </text:span>Wireframes cart_view, cart_registration, cart_payment, cart_final view sidor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8" office:value-type="date" office:date-value="2020-12-25" calcext:value-type="date">
            <text:p>2020-12-25</text:p>
          </table:table-cell>
          <table:table-cell office:value-type="string" calcext:value-type="string">
            <text:p><text:span text:style-name="T1">Figma: </text:span>Wireframes login_view, registration_view,my account_view sidor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19" office:value-type="date" office:date-value="2020-12-26" calcext:value-type="date">
            <text:p>2020-12-26</text:p>
          </table:table-cell>
          <table:table-cell office:value-type="string" calcext:value-type="string">
            <text:p>Figma: Recepies_pg, recepies_pg_comments, add new recepy sidor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19" office:value-type="date" office:date-value="2020-12-27" calcext:value-type="date">
            <text:p>2020-12-27</text:p>
          </table:table-cell>
          <table:table-cell office:value-type="string" calcext:value-type="string">
            <text:p>Figma: Articles_pg, article_pg_comments, add new article sidor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17" office:value-type="date" office:date-value="2020-12-28" calcext:value-type="date">
            <text:p>2020-12-28</text:p>
          </table:table-cell>
          <table:table-cell office:value-type="string" calcext:value-type="string">
            <text:p>Figma: Forum och Live Kamera sidor, forfining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3">
          <table:table-cell table:style-name="ce17" office:value-type="date" office:date-value="2020-12-29" calcext:value-type="date">
            <text:p>2020-12-29</text:p>
          </table:table-cell>
          <table:table-cell office:value-type="string" calcext:value-type="string">
            <text:p>Setup project (settings, properties,libraries), git, github,ets.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30" calcext:value-type="date">
            <text:p>2020-12-30</text:p>
          </table:table-cell>
          <table:table-cell office:value-type="string" calcext:value-type="string">
            <text:p>Koda webbsidans template enligt Figma, inkl. API init, routes, et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31" calcext:value-type="date">
            <text:p>2020-12-31</text:p>
          </table:table-cell>
          <table:table-cell office:value-type="string" calcext:value-type="string">
            <text:p>Koda webbsidans template enligt Figma, inkl.global css, icons, Head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8" office:value-type="date" office:date-value="2021-01-01" calcext:value-type="date">
            <text:p>2021-01-01</text:p>
          </table:table-cell>
          <table:table-cell office:value-type="string" calcext:value-type="string">
            <text:p>Koda template enligt Figma: main Components, Tailwind adjustments, Logo, et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19" office:value-type="date" office:date-value="2021-01-02" calcext:value-type="date">
            <text:p>2021-01-02</text:p>
          </table:table-cell>
          <table:table-cell office:value-type="string" calcext:value-type="string">
            <text:p>Produkt box komponent med knappar Kóp, Gilla, ets; add reusable component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19" office:value-type="date" office:date-value="2021-01-03" calcext:value-type="date">
            <text:p>2021-01-03</text:p>
          </table:table-cell>
          <table:table-cell office:value-type="string" calcext:value-type="string">
            <text:p>WIP: produkt kort komponent, Produkt Banner karusel, stylar, små fix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date" office:date-value="2021-01-04" calcext:value-type="date">
            <text:p>2021-01-04</text:p>
          </table:table-cell>
          <table:table-cell office:value-type="string" calcext:value-type="string">
            <text:p>produkt kort fortsättning: att göra knappar funka, animering, bugfix,et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05" calcext:value-type="date">
            <text:p>2021-01-05</text:p>
          </table:table-cell>
          <table:table-cell office:value-type="string" calcext:value-type="string">
            <text:p>Skapa Footer, RecipeBanner och ExpoBanner komponenter med stylar 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0" office:value-type="date" office:date-value="2021-01-06" calcext:value-type="date">
            <text:p>2021-01-06</text:p>
          </table:table-cell>
          <table:table-cell table:style-name="ce23" office:value-type="string" calcext:value-type="string">
            <text:p>“skapa konto/login”</text:p>
          </table:table-cell>
          <table:table-cell table:number-columns-repeated="4"/>
        </table:table-row>
        <table:table-row table:style-name="ro2">
          <table:table-cell office:value-type="date" office:date-value="2021-01-07" calcext:value-type="date">
            <text:p>2021-01-07</text:p>
          </table:table-cell>
          <table:table-cell table:style-name="ce23" office:value-type="string" calcext:value-type="string">
            <text:p>Varukorg komponent med Slutför köp cykel (imitation)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08" calcext:value-type="date">
            <text:p>2021-01-08</text:p>
          </table:table-cell>
          <table:table-cell table:style-name="ce23" office:value-type="string" calcext:value-type="string">
            <text:p><text:span text:style-name="T2">“Se det växa live” feature? </text:span><text:span text:style-name="T3">MVP release</text:span>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20" office:value-type="date" office:date-value="2021-01-09" calcext:value-type="date">
            <text:p>2021-01-09</text:p>
          </table:table-cell>
          <table:table-cell table:number-columns-repeated="5"/>
        </table:table-row>
        <table:table-row table:style-name="ro2">
          <table:table-cell table:style-name="ce20" office:value-type="date" office:date-value="2021-01-10" calcext:value-type="date">
            <text:p>2021-01-10</text:p>
          </table:table-cell>
          <table:table-cell table:number-columns-repeated="5"/>
        </table:table-row>
        <table:table-row table:style-name="ro2">
          <table:table-cell office:value-type="date" office:date-value="2021-01-11" calcext:value-type="date">
            <text:p>2021-01-11</text:p>
          </table:table-cell>
          <table:table-cell table:style-name="ce24"/>
          <table:table-cell/>
          <table:table-cell office:value-type="string" calcext:value-type="string">
            <text:p>Sprint 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2" calcext:value-type="date">
            <text:p>2021-01-12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3" calcext:value-type="date">
            <text:p>2021-01-13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4" calcext:value-type="date">
            <text:p>2021-01-14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5" calcext:value-type="date">
            <text:p>2021-01-15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20" office:value-type="date" office:date-value="2021-01-16" calcext:value-type="date">
            <text:p>2021-01-16</text:p>
          </table:table-cell>
          <table:table-cell table:number-columns-repeated="5"/>
        </table:table-row>
        <table:table-row table:style-name="ro2">
          <table:table-cell table:style-name="ce20" office:value-type="date" office:date-value="2021-01-17" calcext:value-type="date">
            <text:p>2021-01-17</text:p>
          </table:table-cell>
          <table:table-cell table:number-columns-repeated="5"/>
        </table:table-row>
        <table:table-row table:style-name="ro2">
          <table:table-cell office:value-type="date" office:date-value="2021-01-18" calcext:value-type="date">
            <text:p>2021-01-18</text:p>
          </table:table-cell>
          <table:table-cell table:style-name="ce24"/>
          <table:table-cell/>
          <table:table-cell office:value-type="string" calcext:value-type="string">
            <text:p>Sprint 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9" calcext:value-type="date">
            <text:p>2021-01-19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0" calcext:value-type="date">
            <text:p>2021-01-20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1" calcext:value-type="date">
            <text:p>2021-01-21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2" calcext:value-type="date">
            <text:p>2021-01-22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20" office:value-type="date" office:date-value="2021-01-23" calcext:value-type="date">
            <text:p>2021-01-23</text:p>
          </table:table-cell>
          <table:table-cell table:number-columns-repeated="5"/>
        </table:table-row>
        <table:table-row table:style-name="ro2">
          <table:table-cell table:style-name="ce20" office:value-type="date" office:date-value="2021-01-24" calcext:value-type="date">
            <text:p>2021-01-24</text:p>
          </table:table-cell>
          <table:table-cell table:number-columns-repeated="5"/>
        </table:table-row>
        <table:table-row table:style-name="ro2">
          <table:table-cell office:value-type="date" office:date-value="2021-01-25" calcext:value-type="date">
            <text:p>2021-01-25</text:p>
          </table:table-cell>
          <table:table-cell table:style-name="ce24"/>
          <table:table-cell/>
          <table:table-cell office:value-type="string" calcext:value-type="string">
            <text:p>Sprint 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6" calcext:value-type="date">
            <text:p>2021-01-26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7" calcext:value-type="date">
            <text:p>2021-01-27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8" calcext:value-type="date">
            <text:p>2021-01-28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9" calcext:value-type="date">
            <text:p>2021-01-29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</table:table>
      <table:table table:name="Pivot Table_Sheet1_1" table:style-name="ta1">
        <table:shapes>
          <draw:frame draw:z-index="0" draw:style-name="gr1" draw:text-style-name="P1" svg:width="9.526in" svg:height="4.3874in" svg:x="2.5177in" svg:y="0.0295in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27"/>
        <table:table-column table:style-name="co5" table:default-cell-style-name="ce37"/>
        <table:table-row table:style-name="ro2">
          <table:table-cell table:style-name="Pivot_20_Table_20_Field" office:value-type="string" calcext:value-type="string">
            <text:p>Card</text:p>
          </table:table-cell>
          <table:table-cell table:style-name="ce29" office:value-type="string" calcext:value-type="string">
            <text:p>- all -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ce25" office:value-type="string" calcext:value-type="string">
            <text:p>Date</text:p>
          </table:table-cell>
          <table:table-cell table:style-name="ce30" office:value-type="string" calcext:value-type="string">
            <text:p>Sum - Time, hours</text:p>
          </table:table-cell>
        </table:table-row>
        <table:table-row table:style-name="ro2">
          <table:table-cell table:style-name="ce26" office:value-type="date" office:date-value="2020-12-15" calcext:value-type="date">
            <text:p>2020-12-15</text:p>
          </table:table-cell>
          <table:table-cell table:style-name="ce31"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17" calcext:value-type="date">
            <text:p>2020-12-17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date" office:date-value="2020-12-18" calcext:value-type="date">
            <text:p>2020-12-18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0-12-19" calcext:value-type="date">
            <text:p>2020-12-1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date" office:date-value="2020-12-20" calcext:value-type="date">
            <text:p>2020-12-2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date" office:date-value="2020-12-21" calcext:value-type="date">
            <text:p>2020-12-2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22" calcext:value-type="date">
            <text:p>2020-12-2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date" office:date-value="2020-12-23" calcext:value-type="date">
            <text:p>2020-12-2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0-12-24" calcext:value-type="date">
            <text:p>2020-12-2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20-12-25" calcext:value-type="date">
            <text:p>2020-12-2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date" office:date-value="2020-12-26" calcext:value-type="date">
            <text:p>2020-12-2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0-12-27" calcext:value-type="date">
            <text:p>2020-12-2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date" office:date-value="2020-12-28" calcext:value-type="date">
            <text:p>2020-12-2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date" office:date-value="2020-12-29" calcext:value-type="date">
            <text:p>2020-12-2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30" calcext:value-type="date">
            <text:p>2020-12-3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date" office:date-value="2020-12-31" calcext:value-type="date">
            <text:p>2020-12-3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1-01-01" calcext:value-type="date">
            <text:p>2021-01-0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21-01-02" calcext:value-type="date">
            <text:p>2021-01-02</text:p>
          </table:table-cell>
          <table:table-cell table:style-name="ce38" office:value-type="float" office:value="7" calcext:value-type="float">
            <text:p>7</text:p>
          </table:table-cell>
        </table:table-row>
        <table:table-row table:style-name="ro2">
          <table:table-cell table:style-name="ce28" office:value-type="string" calcext:value-type="string">
            <text:p>Total Result</text:p>
          </table:table-cell>
          <table:table-cell table:style-name="ce39" office:value-type="float" office:value="154" calcext:value-type="float">
            <text:p>154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B22" table:buttons="'Pivot Table_Sheet1_1'.A1 'Pivot Table_Sheet1_1'.A3" table:show-filter-button="false" table:drill-down-on-double-click="false">
          <table:source-cell-range table:cell-range-address="Sheet1.A5:Sheet1.C24"/>
          <table:data-pilot-field table:source-field-name="Card" table:orientation="page" table:used-hierarchy="0" table:function="auto" loext:ignore-selected-page="true" table:selected-page="nananan">
            <table:data-pilot-level table:show-empty="false" calcext:repeat-item-labels="false">
              <table:data-pilot-members>
                <table:data-pilot-member table:name="nananan" table:display="true" table:show-details="true"/>
                <table:data-pilot-member table:name="Site struktur och wireframes för  varje sida, desktop onl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20-12-15" table:display="true" table:show-details="true"/>
                <table:data-pilot-member table:name="2020-12-17" table:display="true" table:show-details="true"/>
                <table:data-pilot-member table:name="2020-12-18" table:display="true" table:show-details="true"/>
                <table:data-pilot-member table:name="2020-12-19" table:display="true" table:show-details="true"/>
                <table:data-pilot-member table:name="2020-12-20" table:display="true" table:show-details="true"/>
                <table:data-pilot-member table:name="2020-12-21" table:display="true" table:show-details="true"/>
                <table:data-pilot-member table:name="2020-12-22" table:display="true" table:show-details="true"/>
                <table:data-pilot-member table:name="2020-12-23" table:display="true" table:show-details="true"/>
                <table:data-pilot-member table:name="2020-12-24" table:display="true" table:show-details="true"/>
                <table:data-pilot-member table:name="2020-12-25" table:display="true" table:show-details="true"/>
                <table:data-pilot-member table:name="2020-12-26" table:display="true" table:show-details="true"/>
                <table:data-pilot-member table:name="2020-12-27" table:display="true" table:show-details="true"/>
                <table:data-pilot-member table:name="2020-12-28" table:display="true" table:show-details="true"/>
                <table:data-pilot-member table:name="2020-12-29" table:display="true" table:show-details="true"/>
                <table:data-pilot-member table:name="2020-12-30" table:display="true" table:show-details="true"/>
                <table:data-pilot-member table:name="2020-12-31" table:display="true" table:show-details="true"/>
                <table:data-pilot-member table:name="2021-01-01" table:display="true" table:show-details="true"/>
                <table:data-pilot-member table:name="2021-01-0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ime, hours" table:orientation="data" table:used-hierarchy="0" table:function="sum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 style:data-style-name="N2" text:time-value="14:04:05.7120924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6T16:14:51.020889764</meta:creation-date>
    <dc:date>2021-01-06T15:29:16.681500526</dc:date>
    <meta:editing-duration>PT41M25S</meta:editing-duration>
    <meta:editing-cycles>6</meta:editing-cycles>
    <meta:generator>LibreOffice/6.4.6.2$Linux_X86_64 LibreOffice_project/40$Build-2</meta:generator>
    <meta:document-statistic meta:table-count="2" meta:cell-count="156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197cm" svg:height="11.145cm" xlink:href=".." xlink:type="simple" loext:data-pilot-source="DataPilot1" chart:class="chart:line" chart:style-name="ch1">
        <chart:legend chart:legend-position="end" svg:x="20.055cm" svg:y="3.653cm" style:legend-expansion="high" chart:style-name="ch2"/>
        <chart:plot-area chart:style-name="ch3" table:cell-range-address="PivotChart" chart:data-source-has-labels="column" svg:x="0.483cm" svg:y="1.122cm" svg:width="19.089cm" svg:height="8.901cm">
          <chartooo:coordinate-region svg:x="1.431cm" svg:y="1.122cm" svg:width="17.466cm" svg:height="6.82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-12-21</text:p>
                <draw:g>
                  <svg:desc>PT@categories</svg:desc>
                </draw:g>
              </table:table-cell>
              <table:table-cell office:value-type="float" office:value="8">
                <text:p>8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2020-12-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0-12-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0-12-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0-12-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12-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12-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12-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0-12-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0-12-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0-12-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-01-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2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